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8:00 OSI MODELL:</text:p>
      <text:p text:style-name="Standard">Open Systems Interconnection:</text:p>
      <text:p text:style-name="Standard"><text:s/>→ Von allem unabhängige Kommunikationsschnittstelle</text:p>
      <text:p text:style-name="Standard">7 Aspekte:<text:line-break/><text:span text:style-name="T2">Übertragung; Sicherung; Vermittlung; Transport; Steuerung; Darstellung; Anwendung<text:line-break/></text:span><text:line-break/>Eine Schicht muss sich nur mit sich selber befassen (Ziel)<text:line-break/><text:line-break/>Daten bekommen einen Kopf von Nächsttieferer Schicht; z.B. Daten(Schicht 7)+Kopf(6)<text:line-break/>Das ist wiederrum ein Datenpaket → </text:p>
      <text:p text:style-name="Standard"/>
      <text:p text:style-name="Standard">[Daten(7)Kopf)6]Kopf(5) usw. bis Daten(7)Kopf(6)Kopf(5)Kopf(4)Kopf(3)Kopf(2)Kopf(1) </text:p>
      <text:p text:style-name="Standard"/>
      <text:p text:style-name="Standard">→ alles kann kommunizieren, weil Daten nach dem Modell alle Schichten unter der kommunizierenden Schicht durchlaufen müssen.<text:line-break/>SAP (Service Acces Point)</text:p>
      <text:p text:style-name="Standard"/>
      <text:p text:style-name="Standard">Protokolle gelten innerhalb einer Schicht. PDU (Protokoll Data Units)</text:p>
      <text:p text:style-name="Standard"/>
      <text:p text:style-name="Standard">51:00</text:p>
      <text:p text:style-name="Standard"><text:span text:style-name="T1">Übertragung</text:span>: <text:span text:style-name="T2">Physical</text:span> Layer – Direktverbindung</text:p>
      <text:p text:style-name="Standard"/>
      <text:p text:style-name="Standard"><text:span text:style-name="T1">Sicherung</text:span>: <text:span text:style-name="T2">Link</text:span>; Fehlerprüfung Nummerierung der Pakete, Addressierung, Multiplexing usw.<text:line-break/><text:tab/>„Machen aus einem Medium ein schönes Medium“</text:p>
      <text:p text:style-name="Standard"/>
      <text:p text:style-name="Standard"><text:span text:style-name="T1">Vermittlung</text:span>: <text:span text:style-name="T2">Network</text:span>; Wegewahl, Routing</text:p>
      <text:p text:style-name="Standard"/>
      <text:p text:style-name="Standard"><text:span text:style-name="T3">Transport</text:span>; Verbindung von einzelnen Programmen</text:p>
      <text:p text:style-name="Standard"/>
      <text:p text:style-name="Standard"><text:span text:style-name="T1">Steuerung</text:span>: <text:span text:style-name="T2">Session</text:span>; Strukturiert Kommunikation → klicks stehen nicht alleine da, Sitzungschicht → Recovery Points (Speicherung der Bisherigen Übertragung) – Zeitliche Abschnitte mit verschiedenen Aufgaben (z.B. Einloggen Arbeiten Ausloggen) → Zusammenhänge <text:line-break/>Wurde im Internet nicht Implementiert</text:p>
      <text:p text:style-name="Standard"/>
      <text:p text:style-name="Standard"><text:span text:style-name="T1">Darstellung</text:span>: <text:span text:style-name="T2">Presentation</text:span>; Abbildung Anpassung der Codes, Umformung der Daten. In der Praxis wenig implementiert (bei Internet auch nicht) → Software muss das tun.<text:line-break/><text:line-break/><text:span text:style-name="T1">Anwendung</text:span>: <text:span text:style-name="T2">Application</text:span> Layer; Alles was in den unteren Schichten nicht implementiert wurde, wird hier nachimplementiert. Applikationen Kommunizieren.</text:p>
      <text:p text:style-name="Standard"/>
      <text:p text:style-name="Standard">Prokollsuits, bestimmte Konstellation von Protokollen, weil nicht alle alles gleich implementiert haben und dann alles inkompatibel ist → Suits machen Einigung, durch die alles kompatibel wi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6:32:58.64</meta:creation-date>
    <meta:generator>OpenOffice.org/3.4.1$Win32 OpenOffice.org_project/341m1$Build-9593</meta:generator>
    <dc:date>2013-10-09T20:13:23.80</dc:date>
    <meta:editing-duration>PT8H31M28S</meta:editing-duration>
    <meta:editing-cycles>17</meta:editing-cycles>
    <meta:document-statistic meta:table-count="0" meta:image-count="0" meta:object-count="0" meta:page-count="1" meta:paragraph-count="15" meta:word-count="212" meta:character-count="1745"/>
  </office:meta>
</office:document-meta>
</file>